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RomNo9L-Regu" svg:font-family="NimbusRomNo9L-Regu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NimbusRomNo9L-Regu" style:font-size-asian="12pt" style:font-name-complex="NimbusRomNo9L-Regu" style:font-size-complex="12pt"/>
    </style:style>
    <style:style style:name="P2" style:family="paragraph" style:parent-style-name="Standard">
      <style:paragraph-properties style:text-autospace="none"/>
      <style:text-properties style:font-name="Times New Roman" fo:font-size="12pt" style:font-name-asian="NimbusRomNo9L-Regu" style:font-size-asian="12pt" style:font-name-complex="NimbusRomNo9L-Regu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ear Sir or Madam,</text:p>
      <text:p text:style-name="Standard"/>
      <text:p text:style-name="Standard">I am sending you our manuscript entitled “Unbiased Estimation of Permutation Entropy in Alzheimer's Disease Diagnosis from EEG”. I attached the manuscript as latex file and tree images as pdf files. For sure I also enclose pdf version of the manuscript. I hope the manuscript satisfy all requirements. If you have any questions or comments, please do not hesitate to contact me at hubatvac@fjfi.cvut.cz.</text:p>
      <text:p text:style-name="Standard"/>
      <text:p text:style-name="Standard">Yours faithfully,</text:p>
      <text:p text:style-name="Standard">Václav Hubata-Vacek</text:p>
      <text:p text:style-name="P1">Faculty of Nuclear Sciences and Physical Engineering</text:p>
      <text:p text:style-name="P2">Czech Technical University in Prag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RomNo9L-Regu" svg:font-family="NimbusRomNo9L-Regu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vega</meta:initial-creator>
    <meta:creation-date>2013-01-29T01:01:54.20</meta:creation-date>
    <dc:date>2013-01-29T01:55:15.26</dc:date>
    <dc:creator>vincent vega</dc:creator>
    <meta:editing-duration>PT00H09M49S</meta:editing-duration>
    <meta:editing-cycles>4</meta:editing-cycles>
    <meta:generator>OpenOffice.org/3.1$Win32 OpenOffice.org_project/310m19$Build-9420</meta:generator>
    <meta:document-statistic meta:table-count="0" meta:image-count="0" meta:object-count="0" meta:page-count="1" meta:paragraph-count="6" meta:word-count="85" meta:character-count="545"/>
  </office:meta>
</office:document-meta>
</file>